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f762" officeooo:paragraph-rsid="0006f762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6f762" officeooo:paragraph-rsid="0006f762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8c745" officeooo:paragraph-rsid="0008c745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027e" officeooo:paragraph-rsid="0009027e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6f762" officeooo:paragraph-rsid="0006f762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08c745" officeooo:paragraph-rsid="0008c745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9027e" officeooo:paragraph-rsid="0009027e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9027e" officeooo:paragraph-rsid="0009027e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9c94a" officeooo:paragraph-rsid="0009c94a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TTENTION cote du 7 pour echo :</text:p>
      <text:p text:style-name="P1">% a=date # not evaluated</text:p>
      <text:p text:style-name="P1">% echo "$a"</text:p>
      <text:p text:style-name="P1">date # not what we want ...</text:p>
      <text:p text:style-name="P1">% a=‘date‘ # evaluated</text:p>
      <text:p text:style-name="P1">% echo "$a"</text:p>
      <text:p text:style-name="P1">Lun 15 sep 2014 16:14:00 CEST</text:p>
      <text:p text:style-name="P1"/>
      <text:p text:style-name="P1"/>
      <text:p text:style-name="P2">UTILISATION DU EXPR</text:p>
      <text:p text:style-name="P5">a=10</text:p>
      <text:p text:style-name="P5">% b=2</text:p>
      <text:p text:style-name="P5">% expr $a + $b</text:p>
      <text:p text:style-name="P5">12</text:p>
      <text:p text:style-name="P5">% c=‘expr $a + $b‘</text:p>
      <text:p text:style-name="P5">% echo $c</text:p>
      <text:p text:style-name="P5">12</text:p>
      <text:p text:style-name="P5"/>
      <text:p text:style-name="P2">$((%i)) et let</text:p>
      <text:p text:style-name="P5">% i=$(( $i+1 ))</text:p>
      <text:p text:style-name="P5">% let i=$i+1 # equivalent to previous line</text:p>
      <text:p text:style-name="P5"/>
      <text:p text:style-name="P2">commande read (prend le stdin et le stock dans une variable)</text:p>
      <text:p text:style-name="P2"/>
      <text:p text:style-name="P3">LES BATCHS</text:p>
      <text:p text:style-name="P6">Objective: automate a chain of shell commands</text:p>
      <text:p text:style-name="P6">Put them in a file, execute it</text:p>
      <text:p text:style-name="P6">Advice: name the file .sh and make it chmod +x</text:p>
      <text:p text:style-name="P6"/>
      <text:p text:style-name="P3">LES PARAMETRES DANS LEXECUTION DU BATCH</text:p>
      <text:p text:style-name="P6">Parameters may be passed when executing a script</text:p>
      <text:p text:style-name="P6">% ./exemple.sh hello 4</text:p>
      <text:p text:style-name="P6">hello is in variable $1, 4 in variable $2</text:p>
      <text:p text:style-name="P6"/>
      <text:p text:style-name="P3">POSITION DES PARAMETRES</text:p>
      <text:p text:style-name="P6">$# <text:s/>number of parameters</text:p>
      <text:p text:style-name="P6">$0 <text:s/>script name</text:p>
      <text:p text:style-name="P6">$1-$9 <text:s/>parameters by position entered</text:p>
      <text:p text:style-name="P6">$@ <text:s/>list all parameters used (on separate lines)</text:p>
      <text:p text:style-name="P6">$* <text:s/>list all parameters used (all on one line)</text:p>
      <text:p text:style-name="P6">$? <text:s/>return code of last command</text:p>
      <text:p text:style-name="P6"/>
      <text:p text:style-name="P6"/>
      <text:p text:style-name="P4">LES BOOLEENS</text:p>
      <text:p text:style-name="P6">test or [ : unary or binary operator</text:p>
      <text:p text:style-name="P7">(check diapo 58)</text:p>
      <text:p text:style-name="P7">[ -f file ] true if file exists and is a regular file</text:p>
      <text:p text:style-name="P7"/>
      <text:p text:style-name="P7"/>
      <text:p text:style-name="P7"/>
      <text:p text:style-name="P7"/>
      <text:p text:style-name="P7"/>
      <text:p text:style-name="P4"><text:soft-page-break/>COMMENT UTILISER LES IF</text:p>
      <text:p text:style-name="P7">if bool_expr</text:p>
      <text:p text:style-name="P7"><text:tab/>then block_action1</text:p>
      <text:p text:style-name="P7"><text:tab/>else block_action2</text:p>
      <text:p text:style-name="P7">fi</text:p>
      <text:p text:style-name="P7"/>
      <text:p text:style-name="P4">COMMENT UTILISER LES CASES :</text:p>
      <text:p text:style-name="P7">case var in</text:p>
      <text:p text:style-name="P7"><text:tab/>pattern_1) block_action1;;</text:p>
      <text:p text:style-name="P7"><text:tab/>...</text:p>
      <text:p text:style-name="P7"><text:tab/>pattern_n) block_actionn;;</text:p>
      <text:p text:style-name="P7"><text:tab/>*) other_actions;;</text:p>
      <text:p text:style-name="P7">esac</text:p>
      <text:p text:style-name="P7"/>
      <text:p text:style-name="P9">gnome-open pour ouvrir les fichiers avc leur appli de bas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35:39.346134229</meta:creation-date>
    <dc:date>2019-12-09T17:21:54.876217016</dc:date>
    <meta:editing-duration>PT8M5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51" meta:word-count="236" meta:character-count="1234" meta:non-whitespace-character-count="1037"/>
  </office:meta>
</office:document-meta>
</file>